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c5d0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5d0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weight="normal" officeooo:rsid="001c637f" officeooo:paragraph-rsid="001ed75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ed758" officeooo:paragraph-rsid="001ed758" style:font-weight-asian="normal" style:font-weight-complex="normal"/>
    </style:style>
    <style:style style:name="P5" style:family="paragraph" style:parent-style-name="Standard" style:list-style-name="L1">
      <style:text-properties officeooo:rsid="001c637f" officeooo:paragraph-rsid="001ed758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normal" officeooo:rsid="001ed758" officeooo:paragraph-rsid="001ed75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1ed758" style:font-weight-asian="normal" style:font-weight-complex="normal"/>
    </style:style>
    <style:style style:name="T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style:font-name="Arial" style:text-underline-style="none" fo:font-weight="bold" style:font-weight-asian="bold" style:font-weight-complex="bold"/>
    </style:style>
    <style:style style:name="T11" style:family="text">
      <style:text-properties style:font-name="Arial" style:text-underline-style="none" fo:font-weight="bold" officeooo:rsid="001ed758" style:font-weight-asian="bold" style:font-weight-complex="bold"/>
    </style:style>
    <style:style style:name="T12" style:family="text">
      <style:text-properties style:font-name="Arial" style:text-underline-style="none" fo:font-weight="normal" officeooo:rsid="001ed758" style:font-weight-asian="normal" style:font-weight-complex="normal"/>
    </style:style>
    <style:style style:name="T13" style:family="text">
      <style:text-properties style:font-name="Arial"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ar desempeño encuestadores:</text:p>
      <text:p text:style-name="P2"/>
      <text:p text:style-name="P3"><text:span text:style-name="T2">-</text:span><text:span text:style-name="T1">Curso normal:</text:span></text:p>
      <text:list xml:id="list6458845554122620476" text:style-name="L1">
        <text:list-item>
          <text:p text:style-name="P5"><text:span text:style-name="T6">Sistema</text:span><text:span text:style-name="T10"> </text:span><text:span text:style-name="T12">lista encuestadores.</text:span></text:p>
        </text:list-item>
        <text:list-item>
          <text:p text:style-name="P4"><text:span text:style-name="T8">Administrador </text:span><text:span text:style-name="T3">selecciona encuestador deseado.</text:span><text:span text:style-name="T8"> </text:span></text:p>
        </text:list-item>
        <text:list-item>
          <text:p text:style-name="P6"><text:span text:style-name="T3">Sistema</text:span><text:span text:style-name="T9"> recopila datos de todas las llamadas del encuestador.</text:span></text:p>
        </text:list-item>
        <text:list-item>
          <text:p text:style-name="P6"><text:span text:style-name="T3">Sistema</text:span><text:span text:style-name="T9"> genera estadísticas a partir de estos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1:04:11.571595150</dc:date>
    <meta:editing-duration>PT15M2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3" meta:character-count="241" meta:non-whitespace-character-count="217"/>
  </office:meta>
</office:document-meta>
</file>